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78998" officeooo:paragraph-rsid="00178998"/>
    </style:style>
    <style:style style:name="P2" style:family="paragraph" style:parent-style-name="Standard">
      <style:paragraph-properties fo:text-align="justify" style:justify-single-word="false"/>
      <style:text-properties officeooo:rsid="0018395e" officeooo:paragraph-rsid="0018395e"/>
    </style:style>
    <style:style style:name="P3" style:family="paragraph" style:parent-style-name="Standard">
      <style:paragraph-properties fo:text-align="justify" style:justify-single-word="false"/>
      <style:text-properties officeooo:rsid="001c4ab7" officeooo:paragraph-rsid="001c4ab7"/>
    </style:style>
    <style:style style:name="P4" style:family="paragraph" style:parent-style-name="Standard">
      <style:paragraph-properties fo:text-align="justify" style:justify-single-word="false"/>
      <style:text-properties officeooo:rsid="001d12bf" officeooo:paragraph-rsid="001d12bf"/>
    </style:style>
    <style:style style:name="P5" style:family="paragraph" style:parent-style-name="Standard">
      <style:paragraph-properties fo:text-align="justify" style:justify-single-word="false"/>
      <style:text-properties officeooo:rsid="001d12bf" officeooo:paragraph-rsid="001d4df0"/>
    </style:style>
    <style:style style:name="P6" style:family="paragraph" style:parent-style-name="Standard">
      <style:paragraph-properties fo:text-align="justify" style:justify-single-word="false"/>
      <style:text-properties officeooo:rsid="001d4df0" officeooo:paragraph-rsid="001d4df0"/>
    </style:style>
    <style:style style:name="P7" style:family="paragraph" style:parent-style-name="Standard">
      <style:paragraph-properties fo:text-align="justify" style:justify-single-word="false"/>
      <style:text-properties officeooo:rsid="001e4d08" officeooo:paragraph-rsid="001e4d08"/>
    </style:style>
    <style:style style:name="P8" style:family="paragraph" style:parent-style-name="Standard">
      <style:paragraph-properties fo:text-align="justify" style:justify-single-word="false"/>
      <style:text-properties officeooo:rsid="001eb91c" officeooo:paragraph-rsid="001eb91c"/>
    </style:style>
    <style:style style:name="P9" style:family="paragraph" style:parent-style-name="Standard">
      <style:paragraph-properties fo:text-align="justify" style:justify-single-word="false"/>
      <style:text-properties officeooo:rsid="001ff6db" officeooo:paragraph-rsid="001ff6db"/>
    </style:style>
    <style:style style:name="P10" style:family="paragraph" style:parent-style-name="Standard">
      <style:paragraph-properties fo:text-align="justify" style:justify-single-word="false"/>
      <style:text-properties officeooo:rsid="0023aa4c" officeooo:paragraph-rsid="0023aa4c"/>
    </style:style>
    <style:style style:name="P11" style:family="paragraph" style:parent-style-name="Standard">
      <style:paragraph-properties fo:text-align="justify" style:justify-single-word="false"/>
      <style:text-properties officeooo:rsid="0023aa4c" officeooo:paragraph-rsid="002f03d0"/>
    </style:style>
    <style:style style:name="P12" style:family="paragraph" style:parent-style-name="Standard">
      <style:paragraph-properties fo:text-align="justify" style:justify-single-word="false"/>
      <style:text-properties officeooo:rsid="0026c4a2" officeooo:paragraph-rsid="0026c4a2"/>
    </style:style>
    <style:style style:name="P13" style:family="paragraph" style:parent-style-name="Standard">
      <style:paragraph-properties fo:text-align="justify" style:justify-single-word="false"/>
      <style:text-properties officeooo:rsid="00282059" officeooo:paragraph-rsid="00282059"/>
    </style:style>
    <style:style style:name="P14" style:family="paragraph" style:parent-style-name="Standard">
      <style:paragraph-properties fo:text-align="justify" style:justify-single-word="false"/>
      <style:text-properties officeooo:rsid="0013707e"/>
    </style:style>
    <style:style style:name="P15" style:family="paragraph" style:parent-style-name="Standard">
      <style:paragraph-properties fo:text-align="justify" style:justify-single-word="false"/>
      <style:text-properties officeooo:rsid="0013707e" officeooo:paragraph-rsid="0013707e"/>
    </style:style>
    <style:style style:name="P16" style:family="paragraph" style:parent-style-name="Standard">
      <style:paragraph-properties fo:text-align="justify" style:justify-single-word="false"/>
      <style:text-properties officeooo:rsid="0013accb" officeooo:paragraph-rsid="0013accb"/>
    </style:style>
    <style:style style:name="P17" style:family="paragraph" style:parent-style-name="Standard">
      <style:paragraph-properties fo:text-align="justify" style:justify-single-word="false"/>
      <style:text-properties officeooo:rsid="00142c69" officeooo:paragraph-rsid="00142c69"/>
    </style:style>
    <style:style style:name="T1" style:family="text">
      <style:text-properties officeooo:rsid="00142c69"/>
    </style:style>
    <style:style style:name="T2" style:family="text">
      <style:text-properties officeooo:rsid="00178998"/>
    </style:style>
    <style:style style:name="T3" style:family="text">
      <style:text-properties officeooo:rsid="0019e53d"/>
    </style:style>
    <style:style style:name="T4" style:family="text">
      <style:text-properties officeooo:rsid="001d4df0"/>
    </style:style>
    <style:style style:name="T5" style:family="text">
      <style:text-properties officeooo:rsid="001eb91c"/>
    </style:style>
    <style:style style:name="T6" style:family="text">
      <style:text-properties officeooo:rsid="001ff6db"/>
    </style:style>
    <style:style style:name="T7" style:family="text">
      <style:text-properties officeooo:rsid="0021d185"/>
    </style:style>
    <style:style style:name="T8" style:family="text">
      <style:text-properties officeooo:rsid="0025101f"/>
    </style:style>
    <style:style style:name="T9" style:family="text">
      <style:text-properties officeooo:rsid="0026c4a2"/>
    </style:style>
    <style:style style:name="T10" style:family="text">
      <style:text-properties officeooo:rsid="002a0f57"/>
    </style:style>
    <style:style style:name="T11" style:family="text">
      <style:text-properties officeooo:rsid="002bf574"/>
    </style:style>
    <style:style style:name="T12" style:family="text">
      <style:text-properties officeooo:rsid="002cd1f4"/>
    </style:style>
    <style:style style:name="T13" style:family="text">
      <style:text-properties officeooo:rsid="002e4563"/>
    </style:style>
    <style:style style:name="T14" style:family="text">
      <style:text-properties officeooo:rsid="002e4c63"/>
    </style:style>
    <style:style style:name="T15" style:family="text">
      <style:text-properties officeooo:rsid="002f03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ySQL</text:p>
      <text:p text:style-name="P14"/>
      <text:p text:style-name="P15">Servidor robusto, com características de multi-acessos, integridade de dados, faz relacionamento entre tabelas, trabalha com concorrência quando várias pessoas querem acessar ao mesmo tempo a mesma tabela, controle de transações e outros.</text:p>
      <text:p text:style-name="P15"/>
      <text:p text:style-name="P15">Portabilidade do banco de dados, ou seja, pode ser transacionado para diversos sistemas, podendo ser, por exemplo, desenvolvido em Windows e utilizado em Linux, é interplataforma. Além disso, o MySQL provém para os usuários, diversas APIs que permitem que possam ser acessados os dados do MySQL usando .NET, Java, Phyton, PHP, JavaScript, etc.</text:p>
      <text:p text:style-name="P15"/>
      <text:p text:style-name="P16">Multithreads: o MySQL usa uma programação de threads utilizando diretamente o kernel do sistema operacional, o que faz aumentar a velocidade de processamento da<text:span text:style-name="T11">s</text:span> transações, facilita a integração da ferramenta com hardwares permitindo a escalabilidade da performance, ou seja, ele se adapta facilmente utilizando o máximo do hardware disponível para o banco MySQL.</text:p>
      <text:p text:style-name="P16"/>
      <text:p text:style-name="P16">O MySQL trabalha com várias formas de armazenamento de banco de dados, que se adaptam as características da necessidade, como as que priorizam velocidade <text:span text:style-name="T12">e as que</text:span> priorizam um alto volume de armazenamento.</text:p>
      <text:p text:style-name="P16"/>
      <text:p text:style-name="P16">O MySQL é considerado um dos bancos mais rápidos do mercado, principalmente quando se utiliza funcionalidades ligadas a internet, como sites, sites de e-commerce, sites de aplicações de internet, <text:span text:style-name="T1">pois atualmente, nas nuvens, como Amazon, Google, Microsoft Azure, são disponibilizadas estâncias de MySQL com alta escalabilidade.</text:span></text:p>
      <text:p text:style-name="P16"/>
      <text:p text:style-name="P17">Possui diversos mecanismos de segurança, além disso, permite que se possa segregar os dados por usuários de acesso, fazendo com que os usuários possam acessar somente os dados que eles podem ver, além de uma série de mecanismos internos de segurança que o torna um dos mais seguros do mercado.</text:p>
      <text:p text:style-name="P17"/>
      <text:p text:style-name="P17">A estrutura interna do MySQL permite que se possa armazenar uma quantidade enorme de dados, ou seja, se priorizar pelo volume da dados, há um limite de 65k TB de dados que podem ser armazenados, porém a recuperação e manipulação é um pouco difícil, pois será necessário muito hardware. A maioria das aplicações corporativas não necessita de todo esse tamanho para trabalhar.</text:p>
      <text:p text:style-name="P17"/>
      <text:p text:style-name="P17">O MySQL não se aplica somente a aplicações de internet, mas pode ser usado também por aplicações desktops ou corporativas chamadas de on-premisses, ou seja, quando é instalado no próprio servidor da empresa o banco de dados, principalmente porque ele possui ODBC ou JDBC (JDBC é semelhante ao ODBC, e no principio usava justamente ODBC para conectar-se com o banco de dados. A partir de um código nativo as aplicações Java podiam utilizar qualquer banco de dados que tivesse um driver ODBC disponível.), <text:span text:style-name="T2">que permitem ser feito acessos rápidos ao banco de dados em aplicações desktops.</text:span></text:p>
      <text:p text:style-name="P17"/>
      <text:p text:style-name="P1">Tem um forte gerenciamento de Logs que registra tudo o que é feito no banco, o que é interessante quando se precisa fazer uma recuperação de dados, ou também uma réplica de servidores, que é uma técnica muito utilizada no MySQL quando temos um Master e um Slave onde há uma sincronização de dados, e é por isso que o MySQL é um dos bancos mais utilizados em nuvem, porque normalmente esses bancos de dados em nuvem estão replicados em diversos lugares do planeta para impedir que caso um cpd cai<text:span text:style-name="T13">a</text:span>, um outro permaneça ativo para que a aplicação continue com alta disponibilidade de acesso.</text:p>
      <text:p text:style-name="P1"/>
      <text:p text:style-name="P2"/>
      <text:p text:style-name="P2"><text:soft-page-break/>Instalação</text:p>
      <text:p text:style-name="P2"/>
      <text:p text:style-name="P2">IDE WorkBench: Programa que permite visualizar os objetos do banco de uma maneira mais gráfica, como várias consultas na mesma tela, por exemplo.</text:p>
      <text:p text:style-name="P2"/>
      <text:p text:style-name="P2">O pacote de instalação já instala junto com o Servidor MySQL o IDE WorkBench.</text:p>
      <text:p text:style-name="P2"/>
      <text:p text:style-name="P2"><text:a xlink:type="simple" xlink:href="https://www.mysql.com/downloads/" text:style-name="Internet_20_link" text:visited-style-name="Visited_20_Internet_20_Link">https://www.mysql.com/downloads/</text:a><text:line-break/>MySQL Community Downloads – Versão Gratuita<text:line-break/><text:span text:style-name="T3">Setup Type: Developer Default</text:span></text:p>
      <text:p text:style-name="P2"/>
      <text:p text:style-name="P3">Como funciona um banco de dados?</text:p>
      <text:p text:style-name="P3"/>
      <text:p text:style-name="P3">A forma de como um banco de dados é organizado está diretamente ligado a forma com que vamos criar os comandos de SQL, portanto, saber como um banco de dados funciona é um pré requisito.</text:p>
      <text:p text:style-name="P3">O banco de dados é um repositório que armazena dados e que podem ser recuperados.</text:p>
      <text:p text:style-name="P3">Esse banco de dados normalmente fica armazenado dentro de uma área no disco rígido, é possível dentro de um ambiente ir ao diretório específico e ver um ou mais arquivos que representam o banco de dados.</text:p>
      <text:p text:style-name="P3">Dentro do banco de dados há diversas entidades, que são estruturas que organizam o armazenamento dos dados dentro do banco de dados.</text:p>
      <text:p text:style-name="P3">A entidade principal é a Tabela, ou seja, um banco de dados tem dentro dele uma coleção de tabelas. Uma tabela contêm colunas/<text:span text:style-name="T13">campos</text:span> e linhas/<text:span text:style-name="T13">registros</text:span>, cuja sua definição é dada no momento de sua criação, como a quantidade de campos que ela terá e o tipo de cada campo.</text:p>
      <text:p text:style-name="P3">O campo é uma coluna, que podem ser do tipo texto, lógico, binário, números inteiros ou decimais, etc., <text:span text:style-name="T14">e o</text:span>s valores de cada campo não podem ser de tipos diferentes.</text:p>
      <text:p text:style-name="P3">Cada linha da tabela são denominadas Registro ou Linhas.</text:p>
      <text:p text:style-name="P3">Uma tabela tem número de campos limitados ao tamanho do espaço de disco disponível para o banco de dados crescer, mas pode ter infinitas linhas ou registros.</text:p>
      <text:p text:style-name="P3">Ao criar um banco de dados é possível estabelecer políticas de crescimento ou limite máximo.</text:p>
      <text:p text:style-name="P3"/>
      <text:p text:style-name="P4">Conceito de Chave Primária</text:p>
      <text:p text:style-name="P4"/>
      <text:p text:style-name="P4">Não há obrigatoriedade ter uma chave primária, mas supondo que se tenha uma chave primária, estamos passando a informação de que a combinação <text:span text:style-name="T14">d</text:span>aqueles campos não pode se repetir em uma linha, por exemplo, em uma tabela de cadastro de clientes, onde a primeira coluna é um CPF, e uma outra o <text:span text:style-name="T14">n</text:span>ome do cliente, <text:span text:style-name="T14">s</text:span>e definirmos o CPF como chave primária, não poderemos ter na tabela duas linhas que tenham no valor da coluna CPF os mesmos valores. Se o <text:span text:style-name="T14">n</text:span>ome estiver numa coluna que não seja chave primária, ele pode se repetir.</text:p>
      <text:p text:style-name="P4">Quando se tem chaves primárias compostas, o que não pode se repetir é a combinação das duas colunas.</text:p>
      <text:p text:style-name="P4"/>
      <text:p text:style-name="P5">Dentro de um banco de dados há muitas tabelas, cada tabela tem uma parte do dado guardado, contudo, essas tabelas podem se relacionar. </text:p>
      <text:p text:style-name="P5"><text:span text:style-name="T4">Como</text:span> exemplo, <text:span text:style-name="T4">digamos que temos uma tabela de cadastro de clientes, com os campos CPF e Nome do Cliente; e temos uma outra tabela que representa a venda de produtos para aquele cliente, onde nessa tabela também tem um campo CPF do cliente que comprou o produto.</text:span></text:p>
      <text:p text:style-name="P6">Se for criado uma Chave Estrangeira entre o campo CPF da tabela que mostra as vendas e o campo CPF que está no cadastro de clientes, isso significa que há uma ligação entre essas duas tabelas e não será possível ter um CPF de cliente na tabela de vendas que não tenha sido previamente cadastrado na tabela de clientes.</text:p>
      <text:p text:style-name="P7"><text:soft-page-break/>O SQL veio da necessidade de podermos manipular dados em um banco de dados relacional, <text:span text:style-name="T5">através de</text:span>ssas ligações chamadas de chave estrangeira, ou seja, <text:span text:style-name="T5">é </text:span>relacional porque tem relação entre as tabelas. E isso faz com que o dado tenha uma integridade, por exemplo, não vamos te<text:span text:style-name="T5">r</text:span> um cliente que não esteja previamente cadastrado <text:span text:style-name="T5">na tabela de clientes </text:span>comprando qualquer produto. <text:span text:style-name="T5">Com os bancos relacionais, houve uma melhora da qualidade da informação que é armazenada dentro do banco de dados.</text:span></text:p>
      <text:p text:style-name="P8">Antes dos bancos de dados relacionais existiam os bancos de dados transacionais, que não tinham essas ligações entre as tabelas, o que fazia com que era possível cadastrar na tabela de vendas um CPF que não estava previamente cadastrado no cadastro de clientes, e isso cria um problema de integridade do dado.</text:p>
      <text:p text:style-name="P8"/>
      <text:p text:style-name="P8">Uma tabela pode ter um índice, que é um instrumento que faz com que consigamos achar elementos na tabela de maneira mais rápida, <text:span text:style-name="T6">pois ele possui um algorítimo interno já implementado, ordena</text:span><text:span text:style-name="T14">n</text:span><text:span text:style-name="T6">do alfabeticamente os elementos da coluna nome</text:span>.</text:p>
      <text:p text:style-name="P9">Cabe uma observação de que quando temos uma chave estrangeira, automaticamente, o banco de dados cria índices nesses campos que se inter-relacionam para facilitar a vida do usuário, para que ele, ao cadastrar um cliente na tabela de vendas, o banco de dados internamente vai ter que checar/conferir se aquele cliente <text:span text:style-name="T15">já</text:span> tem na tabela de cadastro do cliente.</text:p>
      <text:p text:style-name="P9"/>
      <text:p text:style-name="P9">Um grupo de tabelas podem ser associados a um <text:span text:style-name="T15">Schema</text:span>, que é como se fosse um assunto <text:span text:style-name="T15">que tem </text:span>a ver com determinado segmento, como vendas, por exemplo. <text:span text:style-name="T7">Transformar em Schemas é uma maneira mais fácil de agrupar as tabelas para um determinado assunto, deixando tudo mais organizado.</text:span></text:p>
      <text:p text:style-name="P9"/>
      <text:p text:style-name="P10">O banco de dados tem uma view, que é um agrupamento de tabelas, com comportamento igual ao de uma tabela, que por trás dela tem uma consulta construída que está fazendo algum tipo de regra de negócio para agrupar informações.</text:p>
      <text:p text:style-name="P10"/>
      <text:p text:style-name="P11">Dentro do comando SQL, há comandos para fazer consultas na base de dados, onde se pode dizer qual tabela se deseja obter informações. </text:p>
      <text:p text:style-name="P11"/>
      <text:p text:style-name="P11"><text:span text:style-name="T15">Para b</text:span>uscar informações de duas ou mais tabelas, deve ser feito um <text:span text:style-name="T8">join, que junta as tabelas através de um critério, e quando é feito essa consulta juntando tabelas, é possível implementar filtros de busca, </text:span><text:span text:style-name="T9">que podem ler dados direto de uma tabela ou de várias tabelas se relacionando entre si, e essa consulta pode ser transformada numa view.</text:span></text:p>
      <text:p text:style-name="P11"/>
      <text:p text:style-name="P12">O banco de dados tem internamente o que é chamado de Procedures. Os fabricantes criaram linguagens proprietárias que não mais estão respeitando o padrão ANSI, que permitem que consigamos, u<text:span text:style-name="T15">tiliz</text:span>ando comandos de SQL, fazer algum tipo de lógica estruturada, através de if, while, e vários outros comandos de repetição, como se fizesse um programa em linguagem nativa do banco de dados utilizando comandos de SQL.</text:p>
      <text:p text:style-name="P12"/>
      <text:p text:style-name="P13">Dentro das Procedures podem haver funções, que são cálculos feitos com os campos (normalmente na função entra como parâmetro os campos) e essa função pode ser utilizada dentro de um comando de consulta.</text:p>
      <text:p text:style-name="P13">O próprio banco de dados já tem um catálogo de funções, como tirar espaços em branco de um registro, transformar M em m, cálculos complexos com datas, cálculos numéricos e etc, e também permite que uma função seja construída utilizada pelo usuário.</text:p>
      <text:p text:style-name="P13">O Trigger é um aviso/alerta, que é programado para <text:span text:style-name="T10">várias situações,</text:span> caso algo aconteça no banco de dados ou na tabela<text:span text:style-name="T10">. Esse aviso significa um processo que pode ser uma função, uma procedure ou um comando SQL que seja executado quando a condição da trigger for satisfeita, por exemplo, em uma tabela de cadastro de clientes e uma tabela de taxas, onde para todo cliente cadastrado deve </text:span><text:soft-page-break/><text:span text:style-name="T10">ser criado uma taxa na tabela de taxas, e no momento que é cadastrado o cliente tem que ser criado uma taxa com valor zero na tabela de taxas, nesse caso, pode ser criado uma trigger, para que no momento que for criado um cliente na tabela de clientes, vá na tabela de taxas e insira o código do cliente mais uma taxa default, ou seja, há uma garantia de que toda vez que for incluir um novo cliente, ele automaticamente terá um valor de taxa.</text:span></text:p>
      <text:p text:style-name="P1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4T16:34:43.356000000</meta:creation-date>
    <dc:date>2021-03-25T17:11:51.219000000</dc:date>
    <meta:editing-duration>PT2H36M58S</meta:editing-duration>
    <meta:editing-cycles>18</meta:editing-cycles>
    <meta:generator>LibreOffice/7.1.1.2$Windows_X86_64 LibreOffice_project/fe0b08f4af1bacafe4c7ecc87ce55bb426164676</meta:generator>
    <meta:document-statistic meta:table-count="0" meta:image-count="0" meta:object-count="0" meta:page-count="4" meta:paragraph-count="43" meta:word-count="1760" meta:character-count="10462" meta:non-whitespace-character-count="8740"/>
  </office:meta>
</office:document-meta>
</file>